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8cm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cm" svg:height="0.9cm" svg:x="8.6cm" svg:y="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1" draw:layer="layout" svg:x1="10cm" svg:y1="1.9cm" svg:x2="10cm" svg:y2="3.4cm">
          <text:p/>
        </draw:line>
        <draw:custom-shape draw:style-name="gr1" draw:text-style-name="P1" draw:layer="measurelines" svg:width="3.7cm" svg:height="0.9cm" svg:x="8.1cm" svg:y="3.3cm">
          <text:p text:style-name="P1">Count ←0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measurelines" svg:x1="10cm" svg:y1="4.2cm" svg:x2="10cm" svg:y2="5.3cm">
          <text:p/>
        </draw:line>
        <draw:custom-shape draw:style-name="gr1" draw:text-style-name="P1" draw:layer="measurelines" svg:width="3.2cm" svg:height="1.3cm" svg:x="8.4cm" svg:y="5.2cm">
          <text:p text:style-name="P1">Loop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measurelines" svg:x1="10cm" svg:y1="6.5cm" svg:x2="10cm" svg:y2="7.5cm">
          <text:p/>
        </draw:line>
        <draw:custom-shape draw:style-name="gr1" draw:text-style-name="P1" draw:layer="measurelines" svg:width="1.6cm" svg:height="1.5cm" svg:x="9.2cm" svg:y="7.2cm">
          <text:p text:style-name="P1">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3" draw:layer="measurelines" svg:width="4.6cm" svg:height="3.05cm" svg:x="1.1cm" svg:y="5.75cm">
          <draw:text-box>
            <text:p>Key</text:p>
            <text:p>1- count = 10?</text:p>
          </draw:text-box>
        </draw:frame>
        <draw:line draw:style-name="gr2" draw:text-style-name="P1" draw:layer="measurelines" svg:x1="10cm" svg:y1="8.8cm" svg:x2="10cm" svg:y2="10.1cm">
          <text:p/>
        </draw:line>
        <draw:custom-shape draw:style-name="gr1" draw:text-style-name="P1" draw:layer="measurelines" svg:width="3.2cm" svg:height="0.9cm" svg:x="8.4cm" svg:y="10cm">
          <text:p text:style-name="P1">Count ←count + 1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measurelines" svg:x1="10.1cm" svg:y1="11cm" svg:x2="10.1cm" svg:y2="12.5cm">
          <text:p/>
        </draw:line>
        <draw:line draw:style-name="gr2" draw:text-style-name="P1" draw:layer="measurelines" svg:x1="10.1cm" svg:y1="12.4cm" svg:x2="16.7cm" svg:y2="12.4cm">
          <text:p/>
        </draw:line>
        <draw:line draw:style-name="gr2" draw:text-style-name="P1" draw:layer="measurelines" svg:x1="16.5cm" svg:y1="5.8cm" svg:x2="11.6cm" svg:y2="5.8cm">
          <text:p/>
        </draw:line>
        <draw:line draw:style-name="gr2" draw:text-style-name="P1" draw:layer="measurelines" svg:x1="16.7cm" svg:y1="12.4cm" svg:x2="16.5cm" svg:y2="5.7cm">
          <text:p/>
        </draw:line>
        <draw:frame draw:style-name="gr4" draw:layer="measurelines" svg:width="1.4cm" svg:height="0.962cm" svg:x="10.1cm" svg:y="8.8cm">
          <draw:text-box>
            <text:p>No</text:p>
          </draw:text-box>
        </draw:frame>
        <draw:line draw:style-name="gr2" draw:text-style-name="P1" draw:layer="measurelines" svg:x1="9.2cm" svg:y1="7.9cm" svg:x2="6.9cm" svg:y2="7.9cm">
          <text:p/>
        </draw:line>
        <draw:line draw:style-name="gr2" draw:text-style-name="P1" draw:layer="measurelines" svg:x1="7.1cm" svg:y1="7.9cm" svg:x2="7.1cm" svg:y2="14.3cm">
          <text:p/>
        </draw:line>
        <draw:frame draw:style-name="gr5" draw:layer="measurelines" svg:width="1.7cm" svg:height="1.1cm" svg:x="7.5cm" svg:y="7.2cm">
          <draw:text-box>
            <text:p>Yes</text:p>
          </draw:text-box>
        </draw:frame>
        <draw:custom-shape draw:style-name="gr1" draw:text-style-name="P1" draw:layer="measurelines" svg:width="4.9cm" svg:height="0.8cm" svg:x="5.1cm" svg:y="14.3cm">
          <text:p text:style-name="P1">PUT “Hello world” x 10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measurelines" svg:x1="7.5cm" svg:y1="15.2cm" svg:x2="7.5cm" svg:y2="17.2cm">
          <text:p/>
        </draw:line>
        <draw:custom-shape draw:style-name="gr1" draw:text-style-name="P1" draw:layer="measurelines" svg:width="2.9cm" svg:height="0.9cm" svg:x="6.1cm" svg:y="17.1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4T15:14:32.218000000</meta:creation-date>
    <dc:date>2014-10-14T15:31:26.463000000</dc:date>
    <meta:editing-duration>PT10M15S</meta:editing-duration>
    <meta:editing-cycles>2</meta:editing-cycles>
    <meta:generator>LibreOffice/4.2.5.2$Windows_x86 LibreOffice_project/61cb170a04bb1f12e77c884eab9192be736ec5f5</meta:generator>
    <meta:document-statistic meta:object-count="21"/>
  </office:meta>
</office:document-meta>
</file>